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61.47pt" svg:y="12.05pt">
            <draw:object draw:notify-on-update-of-ranges="Sheet1.A2:Sheet1.A27 Sheet1.B2:Sheet1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rb unit</text:p>
          </table:table-cell>
          <table:table-cell office:value-type="string" calcext:value-type="string">
            <text:p>ave voltage</text:p>
          </table:table-cell>
          <table:table-cell office:value-type="string" calcext:value-type="string">
            <text:p>v_top</text:p>
          </table:table-cell>
          <table:table-cell office:value-type="string" calcext:value-type="string">
            <text:p>v_bot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[.C2]+[.D2])/2"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[.C3]+[.D3])/2"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[.C4]+[.D4])/2"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[.C5]+[.D5])/2"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[.C6]+[.D6])/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C7]+[.D7])/2"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[.C8]+[.D8])/2"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[.C9]+[.D9])/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[.C10]+[.D10])/2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C11]+[.D11])/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[.C12]+[.D12])/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[.C13]+[.D13])/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[.C14]+[.D14])/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[.C15]+[.D15])/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[.C16]+[.D16])/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[.C17]+[.D17])/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[.C18]+[.D18])/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[.C19]+[.D19])/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[.C20]+[.D20])/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[.C21]+[.D21])/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[.C22]+[.D22])/2" office:value-type="float" office:value="36" calcext:value-type="float">
            <text:p>36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[.C23]+[.D23])/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[.C24]+[.D24])/2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[.C25]+[.D25])/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[.C26]+[.D26])/2" office:value-type="float" office:value="28" calcext:value-type="float">
            <text:p>28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C27]+[.D27])/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8T15:09:18.658045239</meta:creation-date>
    <dc:date>2019-10-18T15:23:00.064910602</dc:date>
    <meta:editing-duration>PT3M31S</meta:editing-duration>
    <meta:editing-cycles>1</meta:editing-cycles>
    <meta:generator>LibreOffice/6.3.2.2$Linux_X86_64 LibreOffice_project/30$Build-2</meta:generator>
    <meta:document-statistic meta:table-count="1" meta:cell-count="108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A2:Sheet1.B27" svg:x="0.319cm" svg:y="0.18cm" svg:width="13.097cm" svg:height="8.645cm">
          <chartooo:coordinate-region svg:x="0.94cm" svg:y="0.379cm" svg:width="12.0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7" chart:class="chart:scatter">
            <chart:domain table:cell-range-address="Sheet1.A2:Sheet1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Sheet1.A2:Sheet1.A27</svg:desc>
                </draw:g>
              </table:table-cell>
              <table:table-cell office:value-type="float" office:value="160">
                <text:p>160</text:p>
                <draw:g>
                  <svg:desc>Sheet1.B2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0">
                <text:p>5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5">
                <text:p>51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0">
                <text:p>5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5">
                <text:p>50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5">
                <text:p>4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0">
                <text:p>4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5">
                <text:p>4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5">
                <text:p>4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0">
                <text:p>4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5">
                <text:p>4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">
                <text:p>4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">
                <text:p>4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">
                <text:p>4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5">
                <text:p>4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">
                <text:p>4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5">
                <text:p>4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0">
                <text:p>4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5">
                <text:p>4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5">
                <text:p>4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0">
                <text:p>4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5">
                <text:p>4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">
                <text:p>40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